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8000001AED55416D6.png"/>
  <manifest:file-entry manifest:media-type="image/png" manifest:full-path="Pictures/100000000000032000000258EC8EC29B.png"/>
  <manifest:file-entry manifest:media-type="image/png" manifest:full-path="Pictures/100000000000032000000258217E47D0.png"/>
  <manifest:file-entry manifest:media-type="image/png" manifest:full-path="Pictures/10000201000003C00000020B74C6005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subtitle">
      <style:graphic-properties draw:fill-color="#ffffff" fo:min-height="12.586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outline1">
      <style:graphic-properties fo:min-height="12.586cm"/>
    </style:style>
    <style:style style:name="pr5" style:family="presentation" style:parent-style-name="lyt-sunris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Observer Design Pattern</text:p>
          </draw:text-box>
        </draw:frame>
        <draw:frame presentation:style-name="pr2" draw:layer="layout" svg:width="25.199cm" svg:height="12.586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6.5cm" svg:height="8.989cm" svg:x="8.5cm" svg:y="10.5cm">
          <draw:image xlink:href="Pictures/10000201000003C00000020B74C600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Image source (accessed 27.05.2017): https://pixabay.com/de/mann-stuhl-ferngl%C3%A4ser-verwendung-40093/</text:p>
            </draw:text-box>
          </draw:frame>
        </presentation:notes>
      </draw:page>
      <draw:page draw:name="page2" draw:style-name="dp1" draw:master-page-name="lyt-sunrise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UML</text:p>
          </draw:text-box>
        </draw:frame>
        <draw:frame presentation:style-name="pr4" draw:layer="layout" svg:width="25.199cm" svg:height="12.586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cm" svg:height="10.75cm" svg:x="1.5cm" svg:y="5cm">
          <draw:image xlink:href="Pictures/10000201000003E8000001AED55416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 presentation:user-transformed="true">
          <draw:text-box>
            <text:p>Vorteile</text:p>
          </draw:text-box>
        </draw:frame>
        <draw:frame presentation:style-name="pr4" draw:layer="layout" svg:width="25.199cm" svg:height="12.5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 presentation:user-transformed="true">
          <draw:text-box>
            <text:p>Nachteile</text:p>
          </draw:text-box>
        </draw:frame>
        <draw:frame presentation:style-name="pr4" draw:layer="layout" svg:width="25.199cm" svg:height="12.5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titledown" xlink:href="Pictures/100000000000032000000258217E47D0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style-name="Standard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fill-image-width="0cm" draw:fill-image-height="0cm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Calibri" style:font-style-name="Standard" style:font-family-generic="swiss" style:font-pitch="variable" fo:font-size="60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sunrise_5f_box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M50S</meta:editing-duration>
    <meta:editing-cycles>5</meta:editing-cycles>
    <meta:generator>OpenOffice/4.1.3$Win32 OpenOffice.org_project/413m1$Build-9783</meta:generator>
    <dc:date>2017-05-27T22:09:56.98</dc:date>
    <meta:document-statistic meta:object-count="61"/>
  </office:meta>
</office:document-meta>
</file>